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44.84mm"/>
    </style:style>
    <style:style style:name="co5" style:family="table-column">
      <style:table-column-properties fo:break-before="auto" style:column-width="33.41mm"/>
    </style:style>
    <style:style style:name="co6" style:family="table-column">
      <style:table-column-properties fo:break-before="auto" style:column-width="55.9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00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3" table:default-cell-style-name="ce1"/>
        <table:table-column table:style-name="co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High cost per launch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string" calcext:value-type="string">
            <text:p>Tecnology deprected</text:p>
          </table:table-cell>
          <table:table-cell table:number-columns-repeated="101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Saturninho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 Mun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string" calcext:value-type="string">
            <text:p>Not Flexibled – high cost per launch</text:p>
          </table:table-cell>
          <table:table-cell table:number-columns-repeated="1012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Falkinho Tripl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Recovery of the both side boosters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New Glee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/>
          <table:table-cell table:number-columns-repeated="1012"/>
        </table:table-row>
        <table:table-row table:style-name="ro1">
          <table:table-cell/>
          <table:table-cell table:style-name="ce9" table:number-columns-repeated="10"/>
          <table:table-cell table:number-columns-repeated="1013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>
          <table:table-cell/>
          <table:table-cell table:style-name="ce9" table:number-columns-repeated="10"/>
          <table:table-cell table:number-columns-repeated="1013"/>
        </table:table-row>
        <table:table-row table:style-name="ro1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9">
          <table:table-cell/>
          <table:table-cell table:style-name="ce10" table:number-columns-repeated="10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8:01:28.204069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09-27T18:14:18.608164051</dc:date>
    <meta:editing-duration>PT1H2M43S</meta:editing-duration>
    <meta:editing-cycles>19</meta:editing-cycles>
    <meta:generator>LibreOffice/5.2.7.2$Linux_X86_64 LibreOffice_project/20m0$Build-2</meta:generator>
    <meta:document-statistic meta:table-count="1" meta:cell-count="117" meta:object-count="0"/>
  </office:meta>
</office:document-meta>
</file>